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ddcd3" officeooo:paragraph-rsid="001ddcd3" style:font-size-asian="16pt" style:font-weight-asian="bold" style:font-size-complex="16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>
      <style:text-properties officeooo:rsid="001ddcd3" officeooo:paragraph-rsid="001ddcd3"/>
    </style:style>
    <style:style style:name="P6" style:family="paragraph" style:parent-style-name="Text_20_body" style:list-style-name="L2"/>
    <style:style style:name="P7" style:family="paragraph" style:parent-style-name="Text_20_body">
      <style:text-properties officeooo:rsid="001e4a87" officeooo:paragraph-rsid="001e4a87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ximum Product</text:p>
      <text:p text:style-name="Text_20_body">Given the array of integers nums, you will choose two different indices i and j of that array. <text:span text:style-name="Emphasis">Return the maximum value of</text:span> (nums[i]-1)*(nums[j]-1).</text:p>
      <text:p text:style-name="Text_20_body"/>
      <text:p text:style-name="Text_20_body"><text:span text:style-name="Strong_20_Emphasis">Input Format:</text:span></text:p>
      <text:p text:style-name="Text_20_body">Vector nums[] of integers is passed in the function.</text:p>
      <text:p text:style-name="Text_20_body"><text:span text:style-name="Strong_20_Emphasis">Output Format:</text:span></text:p>
      <text:p text:style-name="Text_20_body">Return a single integer as required.</text:p>
      <text:p text:style-name="Text_20_body"/>
      <text:p text:style-name="Text_20_body"><text:span text:style-name="Strong_20_Emphasis">Constraints:</text:span></text:p>
      <text:list xml:id="list766877582" text:style-name="L1">
        <text:list-item>
          <text:p text:style-name="P4">2 &lt;= nums.length &lt;= 500</text:p>
        </text:list-item>
        <text:list-item>
          <text:p text:style-name="P4">1 &lt;= nums[i] &lt;= 10^3</text:p>
        </text:list-item>
      </text:list>
      <text:p text:style-name="Text_20_body"><text:span text:style-name="Strong_20_Emphasis">Sample Input </text:span></text:p>
      <text:p text:style-name="P1">nums = [3,4,5,2]</text:p>
      <text:p text:style-name="Text_20_body"/>
      <text:p text:style-name="Text_20_body"><text:span text:style-name="Strong_20_Emphasis">Sample Output </text:span></text:p>
      <text:p text:style-name="P1">12</text:p>
      <text:p text:style-name="Text_20_body"/>
      <text:p text:style-name="Text_20_body"><text:span text:style-name="Strong_20_Emphasis">Explanation</text:span></text:p>
      <text:p text:style-name="P1">(nums[1]-1) * (nums[2]-1) = (4-1) * (5-1) = 12</text:p>
      <text:p text:style-name="P5"><text:span text:style-name="T1">Solution</text:span>: maxProduct.cpp</text:p>
      <text:p text:style-name="P5"/>
      <text:p text:style-name="P3">Reduced array size to half</text:p>
      <text:p text:style-name="Text_20_body"/>
      <text:p text:style-name="Text_20_body">You are given an integer array arr. You can choose a set of integers and remove all the occurrences of these integers in the array.</text:p>
      <text:p text:style-name="Text_20_body">Return the minimum size of the set so that at least half of the integers of the array are removed.</text:p>
      <text:p text:style-name="Text_20_body"><text:span text:style-name="Strong_20_Emphasis">Constraints:</text:span></text:p>
      <text:list xml:id="list2517428264" text:style-name="L2">
        <text:list-item>
          <text:p text:style-name="P6"><text:span text:style-name="Strong_20_Emphasis">1 &lt;= arr.length &lt;= 10^5</text:span></text:p>
        </text:list-item>
        <text:list-item>
          <text:p text:style-name="P6"><text:span text:style-name="Strong_20_Emphasis">1 &lt;= arr[i] &lt;= 10^5</text:span></text:p>
        </text:list-item>
      </text:list>
      <text:p text:style-name="Text_20_body"><text:span text:style-name="Strong_20_Emphasis">Input Format:</text:span></text:p>
      <text:p text:style-name="Text_20_body">Vector arr[] is passed in the given function.</text:p>
      <text:p text:style-name="Text_20_body"><text:soft-page-break/><text:span text:style-name="Strong_20_Emphasis">Output Format:</text:span></text:p>
      <text:p text:style-name="Text_20_body">Return a single integer as required.</text:p>
      <text:p text:style-name="Text_20_body"><text:span text:style-name="Strong_20_Emphasis">Sample Test case:</text:span></text:p>
      <text:p text:style-name="Text_20_body"><text:span text:style-name="Strong_20_Emphasis">Input: </text:span>arr = [3,3,3,3,5,5,5,2,2,7]</text:p>
      <text:p text:style-name="Text_20_body"><text:span text:style-name="Strong_20_Emphasis">Output: </text:span>2</text:p>
      <text:p text:style-name="Text_20_body"><text:span text:style-name="Strong_20_Emphasis">Explanation: </text:span></text:p>
      <text:p text:style-name="Text_20_body">Choosing {3,7} will make the new array [5,5,5,2,2] which has size 5 (i.e equal to half of the size of the old array).</text:p>
      <text:p text:style-name="Text_20_body">Possible sets of size 2 are {3,5},{3,2},{5,2}.</text:p>
      <text:p text:style-name="Text_20_body">Choosing set {2,7} is not possible as it will make the new array [3,3,3,3,5,5,5] which has size greater than half of the size of the old array.</text:p>
      <text:p text:style-name="P7"><text:span text:style-name="T1">Solution</text:span>: reduceToHalf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12:14:25.906401978</meta:creation-date>
    <dc:date>2022-11-19T23:02:40.582204838</dc:date>
    <meta:editing-duration>PT2M4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228" meta:character-count="1284" meta:non-whitespace-character-count="1091"/>
  </office:meta>
</office:document-meta>
</file>